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OpenSymbol" svg:font-family="OpenSymbol" style:font-family-generic="system" style:font-charset="x-symbol"/>
  </office:font-face-decls>
  <office:automatic-styles>
    <style:style style:name="P1" style:family="paragraph" style:parent-style-name="Normal" style:master-page-name="MP0">
      <style:paragraph-properties style:page-number="auto" fo:break-before="page"/>
    </style:style>
    <style:style style:name="T1" style:family="text">
      <style:text-properties officeooo:rsid="0009d5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: [x]</text:p>
      <text:p text:style-name="Normal">Subject: [x] identified on [<text:span text:style-name="T1">machine</text:span>]</text:p>
      <text:p text:style-name="Normal"/>
      <text:p text:style-name="Normal">Good morning,</text:p>
      <text:p text:style-name="Normal"/>
      <text:p text:style-name="Normal">During an audit on [machine name], we have identified personally identifiable information (PII) stored in an unsecure manner. The data was located at [file location] and contained [PII info. EX: Social security, full names, birthdays]. This violates [Specific law depending on info and inject], which requires this type of information to be [specifics of the law].</text:p>
      <text:p text:style-name="Normal"/>
      <text:p text:style-name="Normal">Policy violations: [What specific guidelines of the law above were violated, the more precise the better.]</text:p>
      <text:p text:style-name="Normal"/>
      <text:p text:style-name="Normal">Remediation: [How do you rectify the violation of the law]</text:p>
      <text:p text:style-name="Normal"/>
      <text:p text:style-name="Normal">Recommendation: [What other things can you do to further enhance the security of the PII, think MFA, stronger policies, etc.]</text:p>
      <text:p text:style-name="Normal"/>
      <text:p text:style-name="Normal">We hope this information has been useful in addressing the data risks and furthers the security of data on our systems. Implementing these measures helps ensure compliance with [insert law name here] and mitigates future issues. If you have questions or further action is needed, please contact us.</text:p>
      <text:p text:style-name="Normal"/>
      <text:p text:style-name="Normal">Thank you,</text:p>
      <text:p text:style-name="Normal"/>
      <text:p text:style-name="Normal">Team X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OpenSymbol" svg:font-family="OpenSymbol" style:font-family-generic="system" style:font-charset="x-symbol"/>
  </office:font-face-decls>
  <office:styles>
    <style:default-style style:family="graphic">
      <style:graphic-properties draw:stroke="solid" svg:stroke-width="0.0138in" svg:stroke-color="#042433" svg:stroke-opacity="100%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2874in" fo:margin-left="0in" fo:margin-right="0in" fo:margin-bottom="0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MP1">Team X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  <meta:creation-date>2025-10-18T15:33:00Z</meta:creation-date>
    <dc:date>2025-11-05T14:45:17.395064790</dc:date>
    <meta:editing-cycles>18</meta:editing-cycles>
    <meta:editing-duration>PT37M43S</meta:editing-duration>
    <meta:document-statistic meta:table-count="0" meta:image-count="0" meta:object-count="0" meta:page-count="1" meta:paragraph-count="11" meta:word-count="165" meta:character-count="1029" meta:non-whitespace-character-count="875"/>
    <meta:template xlink:type="simple" xlink:actuate="onRequest" xlink:title="" xlink:href="Normal.dotm"/>
  </office:meta>
</office:document-meta>
</file>